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PDL Pragma Directives</text:p>
      <text:p text:style-name="P2"><text:a xlink:type="simple" xlink:href="../DungeonCraftHelp.html">DungeonCraft Help Home</text:a></text:p>
      <text:p text:style-name="P2">There are keywords that you can insert almost anywhere in a program to affect the way the GPDL compiler behaves. <text:s/>These are very much like the #pragma statements in a C++ program.</text:p>
      <text:p text:style-name="P2">The keywords all start with a '#'.</text:p>
      <text:p text:style-name="Preformatted_20_Text">#PUBLIC</text:p>
      <text:p text:style-name="P2">Causes all subsequent $FUNC definitions to be declared $PUBLI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08T15:13:34</meta:creation-date>
    <meta:generator>OpenOffice.org/3.2$Win32 OpenOffice.org_project/320m12$Build-9483</meta:generator>
    <meta:editing-cycles>2</meta:editing-cycles>
    <meta:editing-duration>PT00H01M45S</meta:editing-duration>
    <dc:title>Pragma Directives</dc:title>
    <dc:date>2010-05-09T19:07:40.66</dc:date>
    <dc:creator>Paul Stevens</dc:creator>
    <meta:document-statistic meta:table-count="0" meta:image-count="0" meta:object-count="0" meta:page-count="1" meta:paragraph-count="6" meta:word-count="55" meta:character-count="327"/>
  </office:meta>
</office:document-meta>
</file>